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31in" fo:margin-left="0in" fo:margin-top="0in" fo:margin-bottom="0in" fo:break-before="auto" fo:break-after="auto" table:align="left"/>
    </style:style>
    <style:style style:name="Table1.A" style:family="table-column">
      <style:table-column-properties style:column-width="6.693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text-align="center" style:justify-single-word="false" fo:break-before="auto" fo:break-after="auto"/>
      <style:text-properties fo:font-size="32pt" fo:font-weight="bold" style:font-size-asian="32pt" style:font-weight-asian="bold" style:font-size-complex="32pt"/>
    </style:style>
    <style:style style:name="P4" style:family="paragraph" style:parent-style-name="Standard">
      <style:paragraph-properties fo:text-align="end" style:justify-single-word="false" fo:break-before="auto" fo:break-after="auto"/>
      <style:text-properties fo:font-size="20pt" fo:font-weight="bold" style:font-size-asian="20pt" style:font-weight-asian="bold" style:font-size-complex="20pt"/>
    </style:style>
    <style:style style:name="P5" style:family="paragraph" style:parent-style-name="Standard">
      <style:paragraph-properties fo:text-align="start" style:justify-single-word="false" fo:break-before="auto" fo:break-after="auto"/>
      <style:text-properties fo:font-size="20pt" fo:font-weight="bold" style:font-size-asian="20pt" style:font-weight-asian="bold" style:font-size-complex="20pt"/>
    </style:style>
    <style:style style:name="P6" style:family="paragraph" style:parent-style-name="Standard">
      <style:paragraph-properties fo:text-align="end" style:justify-single-word="false" fo:break-before="auto" fo:break-after="auto"/>
    </style:style>
    <style:style style:name="P7" style:family="paragraph" style:parent-style-name="Standard">
      <style:paragraph-properties fo:text-align="start" style:justify-single-word="false" fo:break-before="auto" fo:break-after="auto"/>
      <style:text-properties fo:font-size="14pt" fo:font-weight="bold" style:font-size-asian="14pt" style:font-weight-asian="bold" style:font-size-complex="14pt"/>
    </style:style>
    <style:style style:name="P8" style:family="paragraph" style:parent-style-name="Standard">
      <style:paragraph-properties fo:break-before="auto" fo:break-after="auto"/>
      <style:text-properties fo:font-size="14pt" fo:font-weight="normal" style:font-size-asian="14pt" style:font-weight-asian="normal" style:font-size-complex="14pt"/>
    </style:style>
    <style:style style:name="P9" style:family="paragraph" style:parent-style-name="Standard">
      <style:paragraph-properties fo:text-align="start" style:justify-single-word="false" fo:break-before="auto" fo:break-after="auto"/>
      <style:text-properties fo:font-size="14pt" fo:font-weight="normal" style:font-size-asian="14pt" style:font-weight-asian="normal" style:font-size-complex="14pt"/>
    </style:style>
    <style:style style:name="P10" style:family="paragraph" style:parent-style-name="Standard">
      <style:paragraph-properties fo:break-before="auto" fo:break-after="auto"/>
      <style:text-properties fo:font-size="14pt" style:font-size-asian="14pt" style:font-size-complex="14pt"/>
    </style:style>
    <style:style style:name="P11" style:family="paragraph" style:parent-style-name="Standard">
      <style:paragraph-properties fo:text-align="start" style:justify-single-word="false" fo:break-before="auto" fo:break-after="auto"/>
      <style:text-properties fo:font-size="14pt" style:font-size-asian="14pt" style:font-size-complex="14pt"/>
    </style:style>
    <style:style style:name="P12" style:family="paragraph" style:parent-style-name="Standard">
      <style:paragraph-properties fo:text-align="start" style:justify-single-word="false" fo:break-before="auto" fo:break-after="auto"/>
    </style:style>
    <style:style style:name="P13" style:family="paragraph" style:parent-style-name="Standard">
      <style:paragraph-properties fo:text-align="start" style:justify-single-word="false" fo:break-before="auto" fo:break-after="auto"/>
      <style:text-properties style:font-name="Consolas" fo:font-size="11pt" fo:font-weight="normal" style:font-name-asian="Consolas1" style:font-size-asian="11pt" style:font-weight-asian="normal" style:font-name-complex="Consolas1" style:font-size-complex="11pt"/>
    </style:style>
    <style:style style:name="P14" style:family="paragraph" style:parent-style-name="Standard">
      <style:paragraph-properties fo:text-align="start" style:justify-single-word="false" fo:break-before="auto" fo:break-after="auto"/>
      <style:text-properties fo:font-size="11pt" fo:font-weight="normal" style:font-size-asian="11pt" style:font-weight-asian="normal" style:font-size-complex="11pt"/>
    </style:style>
    <style:style style:name="P15" style:family="paragraph" style:parent-style-name="Standard" style:list-style-name="WWNum1">
      <style:paragraph-properties fo:margin-left="0.5in" fo:margin-right="0in" fo:text-align="start" style:justify-single-word="false" fo:text-indent="-0.25in" style:auto-text-indent="false" fo:break-before="auto" fo:break-after="auto"/>
    </style:style>
    <style:style style:name="P16" style:family="paragraph" style:parent-style-name="Standard">
      <style:paragraph-properties fo:margin-left="0.5in" fo:margin-right="0in" fo:text-align="start" style:justify-single-word="false" fo:text-indent="0in" style:auto-text-indent="false" fo:break-before="auto" fo:break-after="auto"/>
      <style:text-properties fo:font-size="14pt" fo:font-weight="normal" style:font-size-asian="14pt" style:font-weight-asian="normal" style:font-size-complex="14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4pt" style:font-size-asian="14pt" style:font-size-complex="14pt"/>
    </style:style>
    <style:style style:name="P19" style:family="paragraph" style:parent-style-name="Standard" style:master-page-name="Standard">
      <style:paragraph-properties style:page-number="1" fo:break-before="auto" fo:break-after="auto"/>
    </style:style>
    <style:style style:name="T1" style:family="text">
      <style:text-properties fo:font-size="20pt" fo:font-weight="bold" style:font-size-asian="20pt" style:font-weight-asian="bold" style:font-size-complex="20pt"/>
    </style:style>
    <style:style style:name="T2" style:family="text">
      <style:text-properties fo:font-size="32pt" fo:font-weight="bold" style:font-size-asian="32pt" style:font-weight-asian="bold" style:font-size-complex="32pt"/>
    </style:style>
    <style:style style:name="T3" style:family="text">
      <style:text-properties fo:font-size="14pt" fo:font-weight="bold" style:font-size-asian="14pt" style:font-weight-asian="bold" style:font-size-complex="14pt"/>
    </style:style>
    <style:style style:name="T4" style:family="text">
      <style:text-properties fo:font-size="14pt" fo:font-weight="normal" style:font-size-asian="14pt" style:font-weight-asian="normal" style:font-size-complex="14pt"/>
    </style:style>
    <style:style style:name="T5" style:family="text">
      <style:text-properties fo:font-size="14pt" style:font-size-asian="14pt" style:font-size-complex="14pt"/>
    </style:style>
    <style:style style:name="T6" style:family="text">
      <style:text-properties style:font-name="Consolas" fo:font-size="14pt" fo:font-weight="normal" style:font-name-asian="Consolas1" style:font-size-asian="14pt" style:font-weight-asian="normal" style:font-name-complex="Consolas1" style:font-size-complex="14pt"/>
    </style:style>
    <style:style style:name="T7" style:family="text">
      <style:text-properties style:font-name="Consolas" fo:font-size="14pt" style:font-name-asian="Consolas1" style:font-size-asian="14pt" style:font-name-complex="Consolas1" style:font-size-complex="14pt"/>
    </style:style>
    <style:style style:name="T8" style:family="text">
      <style:text-properties style:font-name="Consolas" fo:font-size="11pt" fo:font-weight="normal" style:font-name-asian="Consolas1" style:font-size-asian="11pt" style:font-weight-asian="normal" style:font-name-complex="Consolas1" style:font-size-complex="11pt"/>
    </style:style>
    <style:style style:name="T9" style:family="text">
      <style:text-properties style:font-name="Consolas" fo:font-size="11pt" style:font-name-asian="Consolas1" style:font-size-asian="11pt" style:font-name-complex="Consolas1" style:font-size-complex="11pt"/>
    </style:style>
    <style:style style:name="T10" style:family="text">
      <style:text-properties style:font-name="Consolas" fo:font-size="12pt" fo:font-weight="normal" style:font-name-asian="Consolas1" style:font-size-asian="12pt" style:font-weight-asian="normal" style:font-name-complex="Consola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1">CONCURRENCIA Y SISTEMAS DISTRIBUIDOS</text:span></text:p>
      <text:p text:style-name="P2"/>
      <text:p text:style-name="P2"><text:span text:style-name="T2">PRACTICA 1 : HILOS</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1">Antonio Molina Picó</text:span></text:p>
      <text:p text:style-name="P4"/>
      <text:p text:style-name="P4"/>
      <text:p text:style-name="P5"/>
      <text:p text:style-name="P7"/>
      <text:list xml:id="list2247167355" text:style-name="WWNum1">
        <text:list-item>
          <text:p text:style-name="P15"><text:span text:style-name="T3">CONCEPTOS TRATADOS: </text:span><text:span text:style-name="T4"><text:s/>Programación de hilos, tanto en PERL, como en POSIX</text:span></text:p>
        </text:list-item>
      </text:list>
      <text:p text:style-name="P16"><text:soft-page-break/></text:p>
      <text:list xml:id="list25743562345211" text:continue-numbering="true" text:style-name="WWNum1">
        <text:list-item>
          <text:p text:style-name="P15"><text:span text:style-name="T3">MATERIAL NECESARIO: </text:span><text:span text:style-name="T4"><text:s/>Computador personal con un sistema operativo basado en Linux, preferiblemente Fedora</text:span></text:p>
        </text:list-item>
      </text:list>
      <text:p text:style-name="P16"/>
      <text:list xml:id="list25743906588364" text:continue-numbering="true" text:style-name="WWNum1">
        <text:list-item>
          <text:p text:style-name="P15"><text:span text:style-name="T3">CONOCIMIENTOS NECESARIOS: </text:span><text:span text:style-name="T4">Lenguaje C, Lenguaje Perl, comandos básicos de Linux</text:span></text:p>
        </text:list-item>
      </text:list>
      <text:p text:style-name="P16"/>
      <text:list xml:id="list25742978238944" text:continue-numbering="true" text:style-name="WWNum1">
        <text:list-item>
          <text:p text:style-name="P15"><text:span text:style-name="T3">DURACIÓN ESTIMADA:</text:span><text:span text:style-name="T4"> 2- 4 horas </text:span></text:p>
        </text:list-item>
      </text:list>
      <text:p text:style-name="P16"/>
      <text:list xml:id="list25742360980170" text:continue-numbering="true" text:style-name="WWNum1">
        <text:list-item>
          <text:p text:style-name="P15"><text:span text:style-name="T3">DESCRIPCIÓN</text:span><text:span text:style-name="T4">: Comprender los programas propuestos de tratamiento de hilos, que hacen uso de las funciones vistas en clase de teoría. Además, realizar un programa que permita demostrar la ventaja de utilizar hilos.</text:span></text:p>
        </text:list-item>
      </text:list>
      <text:p text:style-name="P16"/>
      <text:list xml:id="list25742200673806" text:continue-numbering="true" text:style-name="WWNum1">
        <text:list-item>
          <text:p text:style-name="P15"><text:span text:style-name="T3">EVALUACIÓN</text:span><text:span text:style-name="T4">: Subir el programa realizado en el apartado de Tareas/actividades de PoliformaT.</text:span></text:p>
        </text:list-item>
      </text:list>
      <text:p text:style-name="P9"/>
      <text:p text:style-name="P9"/>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12"><text:span text:style-name="T1">INTRODUCCIÓN</text:span></text:p>
      <text:p text:style-name="P5"/>
      <text:p text:style-name="P12"><text:span text:style-name="T4">Todas las prácticas de la asignatura van a realizarse utilizando un sistema operativo Linux y preferiblemente Fedora. Aunque en el laboratorio donde van a realizarse las prácticas F4L1 dispone localmente de este SO, puede ser interesante utilizar también el servidor disponible aludisca.alc.upv.es. De esta manera, <text:s/>si tenéis problemas en alguno de vuestros</text:span><text:span text:style-name="T5"> programas</text:span><text:span text:style-name="T4">, lo podéis subir al servidor dentro de vuestr</text:span><text:span text:style-name="T5">o home y el profesor puede acceder para analizarlo</text:span><text:span text:style-name="T4">.</text:span><text:span text:style-name="T5"> </text:span><text:span text:style-name="T4">Los pasos para acceder al servidor desde un terminal linux:</text:span></text:p>
      <text:p text:style-name="P9"/>
      <text:p text:style-name="P12"><text:span text:style-name="T6">$ ssh usuarioupv@aludisca.alc.upv.es</text:span></text:p>
      <text:p text:style-name="P9"/>
      <text:p text:style-name="P12"><text:span text:style-name="T4">El password es</text:span><text:span text:style-name="T5"> el mismo que vuestro login. Por tanto, el primer paso que deberías hacer es cambiar vuestro password para evitar que otro compañero acceda a vuestra cuenta. Y por supuesto, debéis usar un password que no olvidéis el resto del curso.</text:span></text:p>
      <text:p text:style-name="P11"/>
      <text:p text:style-name="P12"><text:span text:style-name="T7">$ passwd</text:span></text:p>
      <text:p text:style-name="P9"/>
      <text:p text:style-name="P12"><text:span text:style-name="T4">Una vez dentro, </text:span><text:span text:style-name="T5">usando</text:span><text:span text:style-name="T4"> </text:span><text:span text:style-name="T7">$ls y $pwd</text:span><text:span text:style-name="T4"> podemos ver </text:span><text:span text:style-name="T5">como el directorio en el que nos encontramos es nuestro home y no contiene ficheros. Una vez dentro, deberíais crear un directorio para las prácticas y dentro de ese directorio por lo menos un directorio llamado p01 para la práctica actual. </text:span></text:p>
      <text:p text:style-name="P9"/>
      <text:p text:style-name="P12"><text:span text:style-name="T4">Para transferir ficheros entre nuestro ordenador local y remoto, podemos hacerlo mediante el terminal o usando una aplicación gráfica como Filezilla. En cualquier caso, os recomiendo que hagáis unas pruebas de transferencia tanto con un método, como con otro. El comando por consola sería el siguiente:</text:span></text:p>
      <text:p text:style-name="P9"><text:soft-page-break/></text:p>
      <text:p text:style-name="P12"><text:span text:style-name="T8">$ scp [origen] [destino]</text:span></text:p>
      <text:p text:style-name="P13"/>
      <text:p text:style-name="P12"><text:span text:style-name="T8">$ scp ./hilo1.pl </text:span><text:span text:style-name="T9">&lt;USUARIO&gt;</text:span><text:span text:style-name="T8">@aludisca.alc.upv.es:/home</text:span><text:span text:style-name="T9">/</text:span><text:span text:style-name="T8">&lt;USUARIO&gt;/practicas/p01/</text:span></text:p>
      <text:p text:style-name="P14"/>
      <text:p text:style-name="P5"/>
      <text:p text:style-name="P5"/>
      <text:p text:style-name="P5"/>
      <text:p text:style-name="P5"/>
      <text:p text:style-name="P5"/>
      <text:p text:style-name="P12"><text:span text:style-name="T1">TAREA 1</text:span></text:p>
      <text:p text:style-name="P9"/>
      <text:p text:style-name="P12"><text:span text:style-name="T5">Junto a esta actividad se adjunta en poliformat un fichero zip con los ficheros que van a utilizarse (csdp01.zip). </text:span><text:span text:style-name="T4">De todos estos, analiza</text:span><text:span text:style-name="T5">d </text:span><text:span text:style-name="T4">los programas programados en C que usan el estándar POSIX para trabajar con hilos (thread1.c y thread2.c). Para compilar los programas en C, haremos uso del compilador gcc de la siguiente manera: </text:span></text:p>
      <text:p text:style-name="P9"/>
      <text:p text:style-name="P12"><text:span text:style-name="T8">$ gcc -lpthread thread1.c -o thread1</text:span></text:p>
      <text:p text:style-name="P9"/>
      <text:p text:style-name="P12"><text:span text:style-name="T4">Y finalmente para ejecutarlos:</text:span></text:p>
      <text:p text:style-name="P9"/>
      <text:p text:style-name="P12"><text:span text:style-name="T10">$ ./thread1</text:span></text:p>
      <text:p text:style-name="P9"/>
      <text:p text:style-name="P12"><text:span text:style-name="T4">En cuanto a los programas en Perl (thread0.pl, thread1.pl, thread1a.pl y thread1b.pl), no necesitan ninguna compilación y podemos ejecutarlos directamente:</text:span></text:p>
      <text:p text:style-name="P9"><text:soft-page-break/></text:p>
      <text:p text:style-name="P12"><text:span text:style-name="T10">$ ./thread1.pl</text:span></text:p>
      <text:p text:style-name="P1"><text:span text:style-name="T5"><text:s/></text:span></text:p>
      <text:p text:style-name="P1"><text:span text:style-name="T5">En algunos SO, es probable que el módulo de threads no esté instalado por defecto y haya que hacerlo de manera manual. Para ello, es necesario ejecutar el siguiente comando:</text:span></text:p>
      <text:p text:style-name="P10"/>
      <text:p text:style-name="P1"><text:span text:style-name="T5"><text:s/></text:span><text:span text:style-name="T7">$ sudo dnf install 'perl(Thread)'</text:span></text:p>
      <text:p text:style-name="P4"/>
      <text:p text:style-name="P1"><text:span text:style-name="T4">Presta</text:span><text:span text:style-name="T5">d</text:span><text:span text:style-name="T4"> especial atención a los programas en C (cargols.c) y en Perl (cargols.pl). Ambos programas simulan una carrera de caracoles utilizando threads</text:span><text:span text:style-name="T5">. </text:span></text:p>
      <text:p text:style-name="P10"/>
      <table:table table:name="Table1" table:style-name="Table1">
        <table:table-column table:style-name="Table1.A"/>
        <table:table-row table:style-name="Table1.1">
          <table:table-cell table:style-name="Table1.A1" office:value-type="string">
            <text:p text:style-name="P17"><text:span text:style-name="T3">Pregunta:</text:span></text:p>
            <text:p text:style-name="P17"><text:span text:style-name="T3">¿Funcionan correctamente? Analiza con detalle lo que está ocurriendo.</text:span></text:p>
          </table:table-cell>
        </table:table-row>
        <table:table-row table:style-name="Table1.1">
          <table:table-cell table:style-name="Table1.A1" office:value-type="string">
            <text:p text:style-name="P17"><text:span text:style-name="T3">Respuesta:</text:span></text:p>
            <text:p text:style-name="P18"/>
            <text:p text:style-name="P18"/>
          </table:table-cell>
        </table:table-row>
      </table:table>
      <text:p text:style-name="P10"/>
      <text:p text:style-name="P10"/>
      <text:p text:style-name="P10"/>
      <text:p text:style-name="P10"/>
      <text:p text:style-name="P10"/>
      <text:p text:style-name="P8"/>
      <text:p text:style-name="P1"><text:span text:style-name="T1">TAREA 2 - BONITOS</text:span></text:p>
      <text:p text:style-name="P8"/>
      <text:p text:style-name="P1"><text:span text:style-name="T4">E</text:span><text:span text:style-name="T5">l</text:span><text:span text:style-name="T4"> fichero </text:span><text:span text:style-name="T5">csdp01.zip</text:span><text:span text:style-name="T4">, también contiene 3 programas en perl: bonitos.pl, bonics0.pl y bonics1.pl. El primero de ellos (bonitos.pl), tiene una explicación muy detallada al final de lo que realiza el programa. </text:span></text:p>
      <text:p text:style-name="P1"><text:span text:style-name="T4"><text:line-break/>A </text:span><text:span text:style-name="T5">raíz</text:span><text:span text:style-name="T4"> de este programa muy completo, se han realizado dos versiones de este programa. La primera de ellas, llamada bonics0, es una versión muy minimizada del programa anterior. El segundo de ellos (bonics1.pl) contiene la misma versión minimizada, pero además controla el tiempo que tarda en ejecutarse el programa. Para ello, hace uso de un módulo externo de Perl llamado Time::HighRes. </text:span></text:p>
      <text:p text:style-name="P8"><text:soft-page-break/></text:p>
      <text:p text:style-name="P1"><text:span text:style-name="T4">Si al ejecutar el programa (./bonics1.pl), obtenemos el mensaje de que el módulo no está instalado, necesitamos ejecutar el siguiente comando:</text:span></text:p>
      <text:p text:style-name="P8"/>
      <text:p text:style-name="P1"><text:span text:style-name="T6">$ sudo dnf install 'perl(Time::HiRes)'</text:span></text:p>
      <text:p text:style-name="P8"/>
      <text:p text:style-name="P1"><text:span text:style-name="T4">Una vez ejecutado correctamente podemos ver el tiempo que tarda en ejecutarse el programa </text:span><text:span text:style-name="T5">bonics</text:span><text:span text:style-name="T4">1.pl. Pues bien, es en este momento cuando hay que implementar la parte más compleja de la práctica, que consiste en realizar un nuevo programa (bonics2.pl) que haga las mismas operaciones que bonics1.pl, pero esta vez haciendo uso de hilos y, por tanto, mejorando considerablemente su tiempo de ejecución. Una vez realizado este programa, subi</text:span><text:span text:style-name="T5">d</text:span><text:span text:style-name="T4">lo en el apartado de Poliformat-&gt;Actividades.</text:span></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 meta:paragraph-count="38" meta:word-count="688" meta:character-count="4502" meta:non-whitespace-character-count="3845"/>
    <meta:generator>LibreOfficeDev/6.0.5.2$Linux_X86_64 LibreOffice_project/</meta:generator>
  </office:meta>
</office:document-meta>
</file>